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f31a5" officeooo:paragraph-rsid="001f31a5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bold" officeooo:rsid="001f31a5" officeooo:paragraph-rsid="001f31a5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rsid="001e7992" officeooo:paragraph-rsid="001f31a5"/>
    </style:style>
    <style:style style:name="P4" style:family="paragraph" style:parent-style-name="Standard" style:list-style-name="L1">
      <style:text-properties fo:font-weight="bold" officeooo:rsid="001f31a5" officeooo:paragraph-rsid="001f31a5" style:font-weight-asian="bold" style:font-weight-complex="bold"/>
    </style:style>
    <style:style style:name="P5" style:family="paragraph" style:parent-style-name="Standard" style:list-style-name="L1">
      <style:text-properties officeooo:rsid="001f31a5" officeooo:paragraph-rsid="001f31a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<text:s/><text:tab/>Autor: ALBERTO SALES <text:tab/>Revisão: </text:p>
      <text:p text:style-name="P1"/>
      <text:list xml:id="list307095835" text:style-name="L1">
        <text:list-item>
          <text:p text:style-name="P2">Introdução</text:p>
          <text:list>
            <text:list-item>
              <text:p text:style-name="P2">Objetivo do Documento</text:p>
              <text:p text:style-name="P2"/>
            </text:list-item>
            <text:list-item>
              <text:p text:style-name="P2">Escopo</text:p>
              <text:p text:style-name="P2"/>
            </text:list-item>
            <text:list-item>
              <text:p text:style-name="P2">Abreviaturas, siglas</text:p>
            </text:list-item>
          </text:list>
        </text:list-item>
        <text:list-item>
          <text:p text:style-name="P2">Contexto</text:p>
          <text:list>
            <text:list-item>
              <text:p text:style-name="P2">Declaração do problema</text:p>
              <text:p text:style-name="P2"/>
            </text:list-item>
          </text:list>
        </text:list-item>
        <text:list-item>
          <text:p text:style-name="P2">Lista de Interessados</text:p>
          <text:list>
            <text:list-header>
              <text:p text:style-name="P2"/>
            </text:list-header>
          </text:list>
        </text:list-item>
        <text:list-item>
          <text:p text:style-name="P2">Listas dos Requisitos</text:p>
          <text:list>
            <text:list-item>
              <text:p text:style-name="P2">funcionais</text:p>
              <text:list>
                <text:list-header>
                  <text:p text:style-name="P3"><text:s/></text:p>
                </text:list-header>
              </text:list>
            </text:list-item>
            <text:list-item>
              <text:p text:style-name="P4">Não funcionais</text:p>
              <text:list>
                <text:list-header>
                  <text:p text:style-name="P5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9:18:50.321301377</meta:creation-date>
    <dc:date>2022-03-08T21:06:11.577532270</dc:date>
    <meta:editing-duration>PT20M38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12" meta:word-count="35" meta:character-count="213" meta:non-whitespace-character-count="194"/>
  </office:meta>
</office:document-meta>
</file>